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.254cm" fo:min-width="2.3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413cm" svg:x="3.54cm" svg:y="3.54cm">
          <text:p text:style-name="P1">maint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3cm" svg:height="1.504cm" svg:x="14.68cm" svg:y="5.123cm">
          <text:p text:style-name="P1">Parts requir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3cm" svg:height="1.504cm" svg:x="10.906cm" svg:y="3.54cm">
          <text:p text:style-name="P1">Tod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3cm" svg:height="1.504cm" svg:x="14.68cm" svg:y="7.497cm">
          <text:p text:style-name="P1">Not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8:07:22.130150617</meta:creation-date>
    <dc:date>2019-03-20T16:08:17.945544575</dc:date>
    <meta:editing-duration>PT35S</meta:editing-duration>
    <meta:editing-cycles>1</meta:editing-cycles>
    <meta:document-statistic meta:object-count="4"/>
    <meta:generator>LibreOffice/6.1.2.1$Linux_X86_64 LibreOffice_project/10$Build-1</meta:generator>
  </office:meta>
</office:document-meta>
</file>